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2" style:family="paragraph" style:parent-style-name="Standard">
      <style:text-properties fo:font-style="normal" officeooo:rsid="0025ba70" officeooo:paragraph-rsid="0025ba70" style:font-style-asian="normal" style:font-style-complex="normal"/>
    </style:style>
    <style:style style:name="P3" style:family="paragraph" style:parent-style-name="Standard">
      <style:text-properties fo:font-style="normal" officeooo:rsid="00269af4" officeooo:paragraph-rsid="00269af4" style:font-style-asian="normal" style:font-style-complex="normal"/>
    </style:style>
    <style:style style:name="P4" style:family="paragraph" style:parent-style-name="Standard">
      <style:text-properties fo:font-style="normal" officeooo:rsid="00282319" officeooo:paragraph-rsid="00282319" style:font-style-asian="normal" style:font-style-complex="normal"/>
    </style:style>
    <style:style style:name="P5" style:family="paragraph" style:parent-style-name="Standard">
      <style:text-properties fo:font-style="normal" officeooo:rsid="0029f3cd" officeooo:paragraph-rsid="0029f3cd" style:font-style-asian="normal" style:font-style-complex="normal"/>
    </style:style>
    <style:style style:name="P6" style:family="paragraph" style:parent-style-name="Standard">
      <style:text-properties officeooo:rsid="002b63e3" officeooo:paragraph-rsid="000b160a"/>
    </style:style>
    <style:style style:name="P7" style:family="paragraph" style:parent-style-name="Standard">
      <style:text-properties officeooo:paragraph-rsid="0002c5b4"/>
    </style:style>
    <style:style style:name="P8" style:family="paragraph" style:parent-style-name="Standard">
      <style:text-properties officeooo:rsid="000f52ad" officeooo:paragraph-rsid="0023bff0"/>
    </style:style>
    <style:style style:name="P9" style:family="paragraph" style:parent-style-name="Standard">
      <style:text-properties officeooo:rsid="00253b29" officeooo:paragraph-rsid="0029f3cd"/>
    </style:style>
    <style:style style:name="P10" style:family="paragraph" style:parent-style-name="Standard">
      <style:text-properties officeooo:rsid="00282319" officeooo:paragraph-rsid="00282319"/>
    </style:style>
    <style:style style:name="P11" style:family="paragraph" style:parent-style-name="Standard">
      <style:text-properties officeooo:rsid="0029a9f1" officeooo:paragraph-rsid="0029a9f1"/>
    </style:style>
    <style:style style:name="P12" style:family="paragraph" style:parent-style-name="Heading_20_1">
      <style:text-properties officeooo:paragraph-rsid="0002c5b4"/>
    </style:style>
    <style:style style:name="P13" style:family="paragraph" style:parent-style-name="Heading_20_2">
      <style:text-properties officeooo:rsid="0029a9f1" officeooo:paragraph-rsid="0029a9f1"/>
    </style:style>
    <style:style style:name="P14" style:family="paragraph" style:parent-style-name="Standard" style:list-style-name="L1">
      <style:text-properties officeooo:paragraph-rsid="0029a9f1"/>
    </style:style>
    <style:style style:name="P15" style:family="paragraph" style:parent-style-name="Standard">
      <style:text-properties style:font-name="Liberation Sans" fo:font-size="14pt" fo:font-style="italic" fo:font-weight="bold" officeooo:rsid="0029f3cd" officeooo:paragraph-rsid="00312e31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6" style:family="paragraph" style:parent-style-name="Standard">
      <style:text-properties fo:font-style="normal" officeooo:rsid="0029f3cd" officeooo:paragraph-rsid="0029f3cd" style:font-style-asian="normal" style:font-style-complex="normal"/>
    </style:style>
    <style:style style:name="P17" style:family="paragraph" style:parent-style-name="Standard">
      <style:text-properties fo:font-style="normal" officeooo:rsid="0029f3cd" officeooo:paragraph-rsid="00312e31" style:font-style-asian="normal" style:font-style-complex="normal"/>
    </style:style>
    <style:style style:name="P18" style:family="paragraph" style:parent-style-name="Standard">
      <style:text-properties fo:font-style="normal" officeooo:rsid="00282319" officeooo:paragraph-rsid="00282319" style:font-style-asian="normal" style:font-style-complex="normal"/>
    </style:style>
    <style:style style:name="P19" style:family="paragraph" style:parent-style-name="Standard">
      <style:text-properties fo:font-style="normal" officeooo:rsid="00312e31" officeooo:paragraph-rsid="00312e31" style:font-style-asian="normal" style:font-style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9a9f1" style:font-style-asian="italic" style:font-style-complex="italic"/>
    </style:style>
    <style:style style:name="T3" style:family="text">
      <style:text-properties fo:font-style="italic" officeooo:rsid="0029f3cd" style:font-style-asian="italic" style:font-style-complex="italic"/>
    </style:style>
    <style:style style:name="T4" style:family="text">
      <style:text-properties fo:font-style="italic" officeooo:rsid="00306131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306131" style:font-style-asian="italic" style:font-weight-asian="bold" style:font-style-complex="italic" style:font-weight-complex="bold"/>
    </style:style>
    <style:style style:name="T7" style:family="text">
      <style:text-properties style:font-name="Liberation Sans" fo:font-size="14pt" fo:font-style="italic" fo:font-weight="bold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8" style:family="text">
      <style:text-properties style:font-name="Liberation Sans" fo:font-size="14pt" fo:font-style="italic" fo:font-weight="bold" officeooo:rsid="002108a4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9" style:family="text">
      <style:text-properties style:font-name="Liberation Sans" fo:font-size="14pt" fo:font-style="italic" fo:font-weight="bold" officeooo:rsid="002ce615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10" style:family="text">
      <style:text-properties officeooo:rsid="002108a4"/>
    </style:style>
    <style:style style:name="T11" style:family="text">
      <style:text-properties officeooo:rsid="00282319"/>
    </style:style>
    <style:style style:name="T12" style:family="text">
      <style:text-properties officeooo:rsid="0029a9f1"/>
    </style:style>
    <style:style style:name="T13" style:family="text">
      <style:text-properties officeooo:rsid="0029f3cd"/>
    </style:style>
    <style:style style:name="T14" style:family="text">
      <style:text-properties officeooo:rsid="002ce615"/>
    </style:style>
    <style:style style:name="T15" style:family="text">
      <style:text-properties officeooo:rsid="00306131"/>
    </style:style>
    <style:style style:name="T16" style:family="text">
      <style:text-properties officeooo:rsid="00312e31"/>
    </style:style>
    <style:style style:name="T17" style:family="text">
      <style:text-properties fo:color="#000000" style:font-name="Monospace" fo:font-size="10pt" style:font-size-asian="10pt"/>
    </style:style>
    <style:style style:name="T18" style:family="text">
      <style:text-properties fo:color="#3c3c3c" style:font-name="Monospace" fo:font-size="10pt" style:font-size-asian="10pt"/>
    </style:style>
    <style:style style:name="T19" style:family="text">
      <style:text-properties fo:color="#2a00ff" style:font-name="Monospace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P<text:span text:style-name="T14">6</text:span> : <text:span text:style-name="T11">Annotations</text:span></text:h>
      <text:p text:style-name="P7"/>
      <text:p text:style-name="P10"><text:span text:style-name="T9">6.1 </text:span><text:span text:style-name="T8">@</text:span><text:span text:style-name="T7">Builder</text:span></text:p>
      <text:p text:style-name="P1"/>
      <text:p text:style-name="P4"><text:span text:style-name="T10">U</text:span>tiliser l’annotation <text:span text:style-name="T1">@Builder</text:span> sur la classe <text:span text:style-name="T5">Indexer</text:span> et modifier dans le script principal la façon de créer l’instance <text:span text:style-name="T1">d’Indexer</text:span></text:p>
      <text:p text:style-name="P4"/>
      <text:p text:style-name="P15"><text:span text:style-name="T16">6.2 </text:span>Trace</text:p>
      <text:p text:style-name="P17">Remplacer les <text:span text:style-name="T1">println</text:span> de la classe <text:span text:style-name="T1">Indexer</text:span> par un logger</text:p>
      <text:p text:style-name="P19">Utiliser plusieurs niveau de log et configurer.</text:p>
      <text:p text:style-name="P19"/>
      <text:p text:style-name="P19">Exemple configuration <text:span text:style-name="T5">logging.properties</text:span> pour <text:span text:style-name="T1">java.util.logging</text:span> :</text:p>
      <text:p text:style-name="P19"><text:span text:style-name="T17">handlers=</text:span><text:span text:style-name="T18"> </text:span><text:span text:style-name="T19">java.util.logging.ConsoleHandler</text:span></text:p>
      <text:p text:style-name="P20"><text:span text:style-name="T17">.level=</text:span><text:span text:style-name="T18"> </text:span><text:span text:style-name="T19">FINE</text:span></text:p>
      <text:p text:style-name="P20"><text:span text:style-name="T17">java.util.logging.ConsoleHandler.level</text:span><text:span text:style-name="T18"> </text:span><text:span text:style-name="T17">=</text:span><text:span text:style-name="T18"> </text:span><text:span text:style-name="T19">FINE</text:span></text:p>
      <text:p text:style-name="P19"><text:span text:style-name="T17">java.util.logging.ConsoleHandler.formatter</text:span><text:span text:style-name="T18"> </text:span><text:span text:style-name="T17">=</text:span><text:span text:style-name="T18"> </text:span><text:span text:style-name="T19">java.util.logging.SimpleFormatter</text:span></text:p>
      <text:h text:style-name="P13" text:outline-level="2"><text:span text:style-name="T15">6.3 </text:span>Annotations de génération</text:h>
      <text:p text:style-name="P11">Sur la classe <text:span text:style-name="T6">I</text:span><text:span text:style-name="T5">ndex</text:span> utiliser les annotations <text:span text:style-name="T1">@ToString</text:span> et <text:span text:style-name="T1">@EqualsHashCode</text:span></text:p>
      <text:list xml:id="list4254913018" text:style-name="L1">
        <text:list-item>
          <text:p text:style-name="P14"><text:span text:style-name="T2">@ToString</text:span><text:span text:style-name="T12"> : affiche les champs </text:span><text:span text:style-name="T2">map</text:span><text:span text:style-name="T12">,</text:span><text:span text:style-name="T2">created</text:span><text:span text:style-name="T12"> et </text:span><text:span text:style-name="T2">indexed</text:span></text:p>
        </text:list-item>
        <text:list-item>
          <text:p text:style-name="P14"><text:span text:style-name="T2">@EqualsHashcode</text:span><text:span text:style-name="T12"> : Se base sur les champs </text:span><text:span text:style-name="T2">source</text:span><text:span text:style-name="T12"> et </text:span><text:span text:style-name="T2">map</text:span></text:p>
        </text:list-item>
      </text:list>
      <text:p text:style-name="P11"/>
      <text:p text:style-name="P11">Tester</text:p>
      <text:p text:style-name="P8"/>
      <text:p text:style-name="P15"><text:span text:style-name="T15">6.4 </text:span>Design et scripting</text:p>
      <text:p text:style-name="P9"><text:span text:style-name="T13">Faire en sorte que la méthode d’indexation </text:span><text:span text:style-name="T3">d’Indexer</text:span><text:span text:style-name="T13"> soit cachée</text:span></text:p>
      <text:p text:style-name="P9"><text:s/></text:p>
      <text:p text:style-name="P5">Faire en sorte que le script principal utilise l’indexer comme instance déléguée </text:p>
      <text:p text:style-name="P5"/>
      <text:p text:style-name="P5"/>
      <text:p text:style-name="P2"/>
      <text:p text:style-name="P3"/>
      <text:p text:style-name="P2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6T10:02:10.201402058</dc:date>
    <meta:editing-duration>PT8H57M21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20" meta:character-count="897" meta:non-whitespace-character-count="796"/>
  </office:meta>
</office:document-meta>
</file>